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9.551cm"/>
    </style:style>
    <style:style style:name="Tableau4.A1" style:family="table-cell">
      <style:table-cell-properties fo:padding="0.097cm" fo:border="none"/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2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UrbanBody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paragraph-rsid="000bd5c6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0bd5c6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bd5c6" style:font-size-asian="10pt" style:font-size-complex="10pt"/>
    </style:style>
    <style:style style:name="P7" style:family="paragraph" style:parent-style-name="UrbanBody">
      <style:text-properties style:font-name="arial" fo:font-size="11pt" officeooo:paragraph-rsid="000bd5c6" style:font-size-asian="11pt" style:font-size-complex="11pt"/>
    </style:style>
    <style:style style:name="P8" style:family="paragraph" style:parent-style-name="UrbanBody">
      <style:text-properties style:font-name="arial" fo:font-size="11pt" style:text-underline-style="none" fo:font-weight="normal" officeooo:paragraph-rsid="000bd5c6" style:font-size-asian="11pt" style:font-weight-asian="normal" style:font-size-complex="11pt" style:font-weight-complex="normal"/>
    </style:style>
    <style:style style:name="P9" style:family="paragraph" style:parent-style-name="UrbanBody_20_">
      <style:text-properties style:font-name="arial"/>
    </style:style>
    <style:style style:name="P10" style:family="paragraph" style:parent-style-name="UrbanBody_20_">
      <style:text-properties style:font-name="arial" fo:font-size="11pt" style:font-size-asian="11pt" style:font-size-complex="11pt"/>
    </style:style>
    <style:style style:name="P11" style:family="paragraph" style:parent-style-name="UrbanBody_20_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UrbanBody_20_"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UrbanTitle">
      <style:text-properties style:font-name="arial"/>
    </style:style>
    <style:style style:name="P14" style:family="paragraph" style:parent-style-name="UrbanTitle">
      <style:text-properties style:font-name="arial" style:text-underline-style="none"/>
    </style:style>
    <style:style style:name="P15" style:family="paragraph" style:parent-style-name="UrbanTitle2">
      <style:text-properties style:font-name="arial"/>
    </style:style>
    <style:style style:name="P16" style:family="paragraph" style:parent-style-name="UrbanTitle2">
      <style:text-properties style:font-name="arial" fo:font-size="11pt" style:text-underline-style="solid" style:text-underline-width="auto" style:text-underline-color="font-color" fo:font-weight="bold" officeooo:paragraph-rsid="000bd5c6" style:font-size-asian="11pt" style:font-weight-asian="bold" style:font-size-complex="11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7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20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4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" form:id="control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4" form:id="control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6" form:id="control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" form:id="control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0" form:id="control1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" form:id="control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14" form:id="control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6" form:id="control1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7"><text:span text:style-name="T22">do text</text:span></text:p><text:p text:style-name="P17"><text:span text:style-name="T22">from document(at=header, format='odt')</text:span></text:p></office:annotation><text:span text:style-name="T5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7">DGO4 - Direction générale opérationnelle </text:p>
            <text:p text:style-name="P7">Aménagement du Territoire, Logement, Patrimoine et Energie </text:p>
            <text:p text:style-name="P7">Place Léopold, 3 – Immeuble « BIBOT » </text:p>
            <text:p text:style-name="P8">5000 Namur </text:p>
            <text:p text:style-name="P16"><text:span text:style-name="T7">RECOMMANDE</text:span></text:p>
          </table:table-cell>
        </table:table-row>
      </table:table>
      <text:p text:style-name="P4"/>
      <text:p text:style-name="P14">Formulaire d’envoi d’un dossier au fonctionnaire délégué</text:p>
      <text:p text:style-name="P13"/>
      <text:p text:style-name="P15"><text:span text:style-name="T21"><office:annotation><dc:creator>sde </dc:creator><dc:date>2011-07-27T10:02:17</dc:date><text:p text:style-name="P17"><text:span text:style-name="T26">do text</text:span></text:p><text:p text:style-name="P17"><text:span text:style-name="T25">from document(at=reference, format='odt')</text:span></text:p></office:annotation></text:span>Import depuis reference.odt</text:p>
      <text:p text:style-name="P9"/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<text:span text:style-name="T1"><text:s/></text:span><text:span text:style-name="T2"><text:s text:c="2"/></text:span><text:span text:style-name="T12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10"><office:annotation><dc:creator>sde </dc:creator><dc:date>2011-08-04T10:39:22</dc:date><text:p text:style-name="P17"><text:span text:style-name="T24">do row for type in self.listVocabularyForTemplate('foldercategories')</text:span></text:p></office:annotation><office:annotation><dc:creator>sde </dc:creator><dc:date>2011-08-04T10:39:07</dc:date><text:p text:style-name="P17"><text:span text:style-name="T24">do text if cmp(type[0],self.getFolderCategory())==0</text:span></text:p></office:annotation><draw:control text:anchor-type="as-char" draw:z-index="15" draw:style-name="gr1" draw:text-style-name="P18" svg:width="0.447cm" svg:height="0.399cm" draw:control="control16"/></text:p>
                  <text:p text:style-name="P10"><office:annotation><dc:creator>sde </dc:creator><dc:date>2011-08-04T10:30:03</dc:date><text:p text:style-name="P17"><text:span text:style-name="T24">do text if cmp(type[0],self.getFolderCategory())!=0</text:span></text:p></office:annotation><draw:control text:anchor-type="as-char" draw:z-index="14" draw:style-name="gr1" draw:text-style-name="P18" svg:width="0.447cm" svg:height="0.399cm" draw:control="control15"/></text:p>
                </table:table-cell>
                <table:table-cell table:style-name="Tableau5.A1" office:value-type="string">
                  <text:p text:style-name="P10"><text:text-input text:description="Bien-Parcelles">type[1]</text:text-input></text:p>
                </table:table-cell>
              </table:table-row>
            </table:table>
            <text:p text:style-name="P10"/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11">Demandeurs :</text:p>
            <text:p text:style-name="P12">Nom, Prénom</text:p>
            <text:p text:style-name="P12">Adresse</text:p>
          </table:table-cell>
          <table:table-cell table:style-name="Tableau3.B1" table:number-columns-spanned="4" office:value-type="string">
            <text:p text:style-name="P10"/>
            <text:p text:style-name="P10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1">Bien concerné :</text:p>
            <text:p text:style-name="P12">Adresse</text:p>
            <text:p text:style-name="P12">Référence cadastrale</text:p>
          </table:table-cell>
          <table:table-cell table:style-name="Tableau3.B2" table:number-columns-spanned="4" office:value-type="string">
            <text:p text:style-name="P10"/>
            <text:p text:style-name="P10"><text:text-input text:description="Situation des travaux">self.getWorkLocationSignaletic()</text:text-input></text:p>
            <text:p text:style-name="P10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2"><text:span text:style-name="T11">Nature de la demande :</text:span>  (objet)</text:p>
          </table:table-cell>
          <table:table-cell table:style-name="Tableau3.B2" table:number-columns-spanned="4" office:value-type="string">
            <text:p text:style-name="P10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2">Auteur de projet :</text:p>
            <text:p text:style-name="P12">Nom</text:p>
            <text:p text:style-name="P12">Adresse</text:p>
          </table:table-cell>
          <table:table-cell table:style-name="Tableau3.B2" table:number-columns-spanned="4" office:value-type="string"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2"><text:span text:style-name="T11">Date de dépôt dossier complet </text:span>:</text:p>
            <text:p text:style-name="P12">Accusé de réception :</text:p>
          </table:table-cell>
          <table:table-cell table:style-name="Tableau3.A2" table:number-columns-spanned="2" office:value-type="string">
            <text:p text:style-name="P10"><office:annotation><dc:creator>sde </dc:creator><dc:date>2011-08-08T13:35:49</dc:date><text:p text:style-name="P17"><text:span text:style-name="T23">do text if self.getLastDeposit() is not None</text:span></text:p></office:annotation><text:text-input text:description="Objet des travaux">tool.formatDate(self.getLastDeposit().getEventDate())</text:text-input></text:p>
            <text:p text:style-name="P10"/>
          </table:table-cell>
          <table:covered-table-cell/>
          <table:table-cell table:style-name="Tableau3.D5" office:value-type="string">
            <text:p text:style-name="P10"><text:span text:style-name="T9">Délai de réponse annoncé :</text:span> <text:s text:c="3"/></text:p>
          </table:table-cell>
          <table:table-cell table:style-name="Tableau3.E5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12">Autres dossiers connus sur le bien : (refs)</text:p>
          </table:table-cell>
          <table:table-cell table:style-name="Tableau3.B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2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10"><office:annotation><dc:creator>sde </dc:creator><dc:date>2011-08-05T08:21:16</dc:date><text:p text:style-name="P17"><text:span text:style-name="T24">do text if self.getIsInPCA()</text:span></text:p></office:annotation><draw:control text:anchor-type="as-char" draw:z-index="11" draw:style-name="gr1" draw:text-style-name="P18" svg:width="0.447cm" svg:height="0.399cm" draw:control="control12"/></text:p>
                  <text:p text:style-name="P10"><office:annotation><dc:creator>sde </dc:creator><dc:date>2011-08-04T10:30:03</dc:date><text:p text:style-name="P17"><text:span text:style-name="T24">do text if not self.getIsInPCA()</text:span></text:p></office:annotation><draw:control text:anchor-type="as-char" draw:z-index="10" draw:style-name="gr1" draw:text-style-name="P18" svg:width="0.447cm" svg:height="0.399cm" draw:control="control11"/></text:p>
                </table:table-cell>
                <table:table-cell table:style-name="Tableau10.A1" office:value-type="string">
                  <text:p text:style-name="P10">Un PCA</text:p>
                </table:table-cell>
                <table:table-cell table:style-name="Tableau10.A1" office:value-type="string">
                  <text:p text:style-name="P10"><office:annotation><dc:creator>sde </dc:creator><dc:date>2011-08-04T10:39:07</dc:date><text:p text:style-name="P17"><text:span text:style-name="T24">do text if self.getIsInSubdivision()</text:span></text:p></office:annotation><draw:control text:anchor-type="as-char" draw:z-index="13" draw:style-name="gr1" draw:text-style-name="P18" svg:width="0.447cm" svg:height="0.399cm" draw:control="control14"/></text:p>
                  <text:p text:style-name="P10"><office:annotation><dc:creator>sde </dc:creator><dc:date>2011-08-04T10:30:03</dc:date><text:p text:style-name="P17"><text:span text:style-name="T24">do text if not self.getIsInSubdivision()</text:span></text:p></office:annotation><draw:control text:anchor-type="as-char" draw:z-index="12" draw:style-name="gr1" draw:text-style-name="P18" svg:width="0.447cm" svg:height="0.399cm" draw:control="control13"/></text:p>
                </table:table-cell>
                <table:table-cell table:style-name="Tableau10.A1" office:value-type="string">
                  <text:p text:style-name="P10">Un lotissement</text:p>
                  <text:p text:style-name="P10"><text:s/><office:annotation><dc:creator>sde </dc:creator><dc:date>2011-08-08T13:29:49</dc:date><text:p text:style-name="P17"><text:span text:style-name="T24">do text if self.getIsInSubdivision()</text:span></text:p><text:p text:style-name="P17"><text:span text:style-name="T24">f</text:span><text:span text:style-name="T26">rom xhtml(self.getSubdivisionDetails())</text:span></text:p></office:annotation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2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10"><office:annotation><dc:creator>sde </dc:creator><dc:date>2011-08-04T11:46:30</dc:date><text:p text:style-name="P17"><text:span text:style-name="T23">do row if </text:span><text:span text:style-name="T24">self.getLastInquiry() is None or len(self.getLastInquiry(). getLinkedInquiry().getDerogation()) == 0</text:span></text:p></office:annotation><draw:control text:anchor-type="as-char" draw:z-index="23" draw:style-name="gr1" draw:text-style-name="P18" svg:width="0.447cm" svg:height="0.399cm" draw:control="control24"/></text:p>
                </table:table-cell>
                <table:table-cell table:style-name="Tableau12.A1" office:value-type="string">
                  <text:p text:style-name="P10">Oui</text:p>
                </table:table-cell>
                <table:table-cell table:style-name="Tableau12.A1" office:value-type="string">
                  <text:p text:style-name="P10"><draw:control text:anchor-type="as-char" draw:z-index="24" draw:style-name="gr1" draw:text-style-name="P18" svg:width="0.447cm" svg:height="0.399cm" draw:control="control25"/></text:p>
                </table:table-cell>
                <table:table-cell table:style-name="Tableau12.A1" office:value-type="string">
                  <text:p text:style-name="P10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10"><office:annotation><dc:creator>sde </dc:creator><dc:date>2011-08-08T11:17:40</dc:date><text:p text:style-name="P17"><text:span text:style-name="T23">do table if </text:span><text:span text:style-name="T24">self.getLastInquiry() is not None</text:span></text:p></office:annotation><office:annotation><dc:creator>sde </dc:creator><dc:date>2011-08-04T13:57:24</dc:date><text:p text:style-name="P17"><text:span text:style-name="T24">do row for part in self.getLastInquiry(). getLinkedInquiry().listVocabularyForTemplate('derogations')</text:span></text:p></office:annotation><office:annotation><dc:creator>sde </dc:creator><dc:date>2011-08-04T11:46:30</dc:date><text:p text:style-name="P17"><text:span text:style-name="T23">do text if part[0] in </text:span><text:span text:style-name="T24">self.getLastInquiry(). getLinkedInquiry().getDerogation()</text:span></text:p></office:annotation><draw:control text:anchor-type="as-char" draw:z-index="25" draw:style-name="gr1" draw:text-style-name="P18" svg:width="0.447cm" svg:height="0.399cm" draw:control="control26"/></text:p>
                  <text:p text:style-name="P10"><office:annotation><dc:creator>sde </dc:creator><dc:date>2011-08-04T11:59:21</dc:date><text:p text:style-name="P17"><text:span text:style-name="T24">do text if part[0] not in self.getLastInquiry(). getLinkedInquiry().getDerogation()</text:span></text:p></office:annotation><draw:control text:anchor-type="as-char" draw:z-index="26" draw:style-name="gr1" draw:text-style-name="P18" svg:width="0.447cm" svg:height="0.399cm" draw:control="control27"/></text:p>
                </table:table-cell>
                <table:table-cell table:style-name="Tableau15.A1" office:value-type="string">
                  <text:p text:style-name="P10"><text:text-input text:description="Objet des travaux">part[1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2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10"><office:annotation><dc:creator>sde </dc:creator><dc:date>2011-08-04T11:46:30</dc:date><text:p text:style-name="P17"><text:span text:style-name="T23">do text if </text:span><text:span text:style-name="T24">self.getLastInquiry() is not None</text:span></text:p></office:annotation><draw:control text:anchor-type="as-char" draw:z-index="20" draw:style-name="gr1" draw:text-style-name="P18" svg:width="0.447cm" svg:height="0.399cm" draw:control="control21"/></text:p>
                  <text:p text:style-name="P10"><office:annotation><dc:creator>sde </dc:creator><dc:date>2011-08-04T11:59:21</dc:date><text:p text:style-name="P17"><text:span text:style-name="T24">do text if self.getLastInquiry() is None</text:span></text:p></office:annotation><draw:control text:anchor-type="as-char" draw:z-index="19" draw:style-name="gr1" draw:text-style-name="P18" svg:width="0.447cm" svg:height="0.399cm" draw:control="control20"/></text:p>
                </table:table-cell>
                <table:table-cell table:style-name="Tableau13.A1" office:value-type="string">
                  <text:p text:style-name="P10">Oui</text:p>
                </table:table-cell>
                <table:table-cell table:style-name="Tableau13.A1" office:value-type="string">
                  <text:p text:style-name="P10"><office:annotation><dc:creator>sde </dc:creator><dc:date>2011-08-04T11:46:30</dc:date><text:p text:style-name="P17"><text:span text:style-name="T23">do text if </text:span><text:span text:style-name="T24">self.getLastInquiry() is None</text:span></text:p></office:annotation><draw:control text:anchor-type="as-char" draw:z-index="22" draw:style-name="gr1" draw:text-style-name="P18" svg:width="0.447cm" svg:height="0.399cm" draw:control="control23"/></text:p>
                  <text:p text:style-name="P10"><office:annotation><dc:creator>sde </dc:creator><dc:date>2011-08-04T11:59:21</dc:date><text:p text:style-name="P17"><text:span text:style-name="T24">do text if self.getLastInquiry() is not None</text:span></text:p></office:annotation><draw:control text:anchor-type="as-char" draw:z-index="21" draw:style-name="gr1" draw:text-style-name="P18" svg:width="0.447cm" svg:height="0.399cm" draw:control="control22"/></text:p>
                </table:table-cell>
                <table:table-cell table:style-name="Tableau13.A1" office:value-type="string">
                  <text:p text:style-name="P10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10"><office:annotation><dc:creator>sde </dc:creator><dc:date>2011-08-05T14:01:47</dc:date><text:p text:style-name="P17"><text:span text:style-name="T24">do row if self.getLastInquiry() is not None</text:span></text:p></office:annotation>Du <text:span text:style-name="T10"><text:text-input text:description="Objet des travaux">tool.formatDate(self.getLastInquiry(). getLinkedInquiry().getInvestigationStart())</text:text-input></text:span><text:span text:style-name="T10"><text:s/>au </text:span><text:span text:style-name="T10"><text:text-input text:description="Objet des travaux">tool.formatDate(self.getLastInquiry(). getLinkedInquiry().getInvestigationEnd())</text:text-input></text:span></text:p>
                  <text:p text:style-name="P10">Réclamations :</text:p>
                  <text:p text:style-name="P10"><office:annotation><dc:creator>sde </dc:creator><dc:date>2011-08-08T13:56:09</dc:date><text:p text:style-name="P17"><text:span text:style-name="T25">do text</text:span></text:p><text:p text:style-name="P17"><text:span text:style-name="T25">from xhtml(self.portal_urban.decorateHTML('UrbanBody',self.</text:span><text:span text:style-name="T26">getLastInquiry().</text:span><text:span text:style-name="T25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2">Ouverture ou modification de voirie :</text:p>
          </table:table-cell>
          <table:table-cell table:style-name="Tableau3.B10" office:value-type="string">
            <text:p text:style-name="P10"><draw:control text:anchor-type="as-char" draw:z-index="0" draw:style-name="gr1" draw:text-style-name="P18" svg:width="0.447cm" svg:height="0.399cm" draw:control="control1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10">Type de voirie :</text:p>
                </table:table-cell>
              </table:table-row>
            </table:table>
            <text:p text:style-name="P10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11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10"><office:annotation><dc:creator>sde </dc:creator><dc:date>2011-08-04T15:28:29</dc:date><text:p text:style-name="P17"><text:span text:style-name="T23">do text if self.getRoadCoating() is not None</text:span></text:p></office:annotation><draw:control text:anchor-type="as-char" draw:z-index="3" draw:style-name="gr1" draw:text-style-name="P18" svg:width="0.447cm" svg:height="0.399cm" draw:control="control4"/></text:p>
                  <text:p text:style-name="P10"><office:annotation><dc:creator>sde </dc:creator><dc:date>2011-08-04T15:29:14</dc:date><text:p text:style-name="P17"><text:span text:style-name="T24">do text if self.getRoadCoating() is None</text:span></text:p></office:annotation><draw:control text:anchor-type="as-char" draw:z-index="4" draw:style-name="gr1" draw:text-style-name="P18" svg:width="0.447cm" svg:height="0.399cm" draw:control="control5"/></text:p>
                </table:table-cell>
                <table:table-cell table:style-name="Tableau6.A1" office:value-type="string">
                  <text:p text:style-name="P10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10"><office:annotation><dc:creator>sde </dc:creator><dc:date>2011-08-04T13:57:24</dc:date><text:p text:style-name="P17"><text:span text:style-name="T24">do row for part in self.listVocabularyForTemplate('folderroadequipments', inUrbanConfig=False)</text:span></text:p></office:annotation><office:annotation><dc:creator>sde </dc:creator><dc:date>2011-08-04T11:46:30</dc:date><text:p text:style-name="P17"><text:span text:style-name="T24">do text if part[0] in self.templateRoadEquipments(self.getRoadEquipments())</text:span></text:p></office:annotation><draw:control text:anchor-type="as-char" draw:z-index="2" draw:style-name="gr1" draw:text-style-name="P18" svg:width="0.447cm" svg:height="0.399cm" draw:control="control3"/></text:p>
                  <text:p text:style-name="P10"><office:annotation><dc:creator>sde </dc:creator><dc:date>2011-08-04T11:59:21</dc:date><text:p text:style-name="P17"><text:span text:style-name="T24">do text if part[0] not in self.templateRoadEquipments(self.getRoadEquipments())</text:span></text:p></office:annotation><draw:control text:anchor-type="as-char" draw:z-index="1" draw:style-name="gr1" draw:text-style-name="P18" svg:width="0.447cm" svg:height="0.399cm" draw:control="control2"/></text:p>
                </table:table-cell>
                <table:table-cell table:style-name="Tableau6.A1" office:value-type="string">
                  <text:p text:style-name="P10"><text:text-input text:description="Bien-Parcelles">part[1]</text:text-input></text:p>
                  <text:p text:style-name="P10"><office:annotation><dc:creator>sde </dc:creator><dc:date>2011-08-04T22:20:52</dc:date><text:p text:style-name="P17"><text:span text:style-name="T23">do text if </text:span><text:span text:style-name="T24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2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0"><office:annotation><dc:creator>sde </dc:creator><dc:date>2011-08-04T13:57:24</dc:date><text:p text:style-name="P17"><text:span text:style-name="T24">do row for opinion in self.displayValuesFromVocForTemplate(self.templateAllOpinions(), self.listVocabularyForTemplate('foldermakers', inUrbanConfig=False))</text:span></text:p></office:annotation><draw:control text:anchor-type="as-char" draw:z-index="5" draw:style-name="gr1" draw:text-style-name="P18" svg:width="0.447cm" svg:height="0.399cm" draw:control="control6"/></text:p>
                </table:table-cell>
                <table:table-cell table:style-name="Tableau7.A1" office:value-type="string">
                  <text:p text:style-name="P10"><text:text-input text:description="Bien-Parcelles">opinion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1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0"><office:annotation><dc:creator>sde </dc:creator><dc:date>2011-08-04T13:57:24</dc:date><text:p text:style-name="P17"><text:span text:style-name="T24">do row for folderZoneValue in self.getValuesForTemplate('folderZone')</text:span></text:p></office:annotation><draw:control text:anchor-type="as-char" draw:z-index="18" draw:style-name="gr1" draw:text-style-name="P18" svg:width="0.447cm" svg:height="0.399cm" draw:control="control19"/></text:p>
                </table:table-cell>
                <table:table-cell table:style-name="Tableau9.A1" office:value-type="string">
                  <text:p text:style-name="P10"><text:text-input text:description="Bien-Parcelles">folderZoneValue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2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10"><office:annotation><dc:creator>sde </dc:creator><dc:date>2011-08-04T13:57:24</dc:date><text:p text:style-name="P17"><text:span text:style-name="T24">do row for part in self.divideList(2,self.listVocabularyForTemplate('folderprotectedbuildings', inUrbanConfig=False))</text:span></text:p></office:annotation><office:annotation><dc:creator>sde </dc:creator><dc:date>2011-08-04T11:46:30</dc:date><text:p text:style-name="P17"><text:span text:style-name="T23">do text if part[0][0] in self.getProtectedBuilding()</text:span></text:p></office:annotation><draw:control text:anchor-type="as-char" draw:z-index="7" draw:style-name="gr1" draw:text-style-name="P18" svg:width="0.447cm" svg:height="0.399cm" draw:control="control8"/></text:p>
                  <text:p text:style-name="P10"><office:annotation><dc:creator>sde </dc:creator><dc:date>2011-08-04T11:59:21</dc:date><text:p text:style-name="P17"><text:span text:style-name="T24">do text if part[0][0] not in self.getProtectedBuilding()</text:span></text:p></office:annotation><draw:control text:anchor-type="as-char" draw:z-index="6" draw:style-name="gr1" draw:text-style-name="P18" svg:width="0.447cm" svg:height="0.399cm" draw:control="control7"/></text:p>
                </table:table-cell>
                <table:table-cell table:style-name="Tableau8.A1" office:value-type="string">
                  <text:p text:style-name="P10"><text:text-input text:description="Bien-Parcelles">part[0][1]</text:text-input></text:p>
                </table:table-cell>
                <table:table-cell table:style-name="Tableau8.A1" office:value-type="string">
                  <text:p text:style-name="P10"><office:annotation><dc:creator>sde </dc:creator><dc:date>2011-08-04T11:57:24</dc:date><text:p text:style-name="P17"><text:span text:style-name="T24">do text if len(part) &gt; 1 and part[1][0] in self.getProtectedBuilding()</text:span></text:p></office:annotation><draw:control text:anchor-type="as-char" draw:z-index="9" draw:style-name="gr1" draw:text-style-name="P18" svg:width="0.447cm" svg:height="0.399cm" draw:control="control10"/></text:p>
                  <text:p text:style-name="P10"><office:annotation><dc:creator>sde </dc:creator><dc:date>2011-08-04T11:58:11</dc:date><text:p text:style-name="P17"><text:span text:style-name="T24">do text if len(part) &gt; 1 and part[1][0] not in self.getProtectedBuilding()</text:span></text:p></office:annotation><draw:control text:anchor-type="as-char" draw:z-index="8" draw:style-name="gr1" draw:text-style-name="P18" svg:width="0.447cm" svg:height="0.399cm" draw:control="control9"/></text:p>
                </table:table-cell>
                <table:table-cell table:style-name="Tableau8.A1" office:value-type="string">
                  <text:p text:style-name="P10"><office:annotation><dc:creator>sde </dc:creator><dc:date>2011-08-04T13:22:24</dc:date><text:p text:style-name="P17"><text:span text:style-name="T23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12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10"><draw:control text:anchor-type="as-char" draw:z-index="16" draw:style-name="gr1" draw:text-style-name="P18" svg:width="0.447cm" svg:height="0.399cm" draw:control="control17"/></text:p>
                </table:table-cell>
                <table:table-cell table:style-name="Tableau11.A1" office:value-type="string">
                  <text:p text:style-name="P10">Oui</text:p>
                </table:table-cell>
                <table:table-cell table:style-name="Tableau11.A1" office:value-type="string">
                  <text:p text:style-name="P10"><draw:control text:anchor-type="as-char" draw:z-index="17" draw:style-name="gr1" draw:text-style-name="P18" svg:width="0.447cm" svg:height="0.399cm" draw:control="control18"/></text:p>
                </table:table-cell>
                <table:table-cell table:style-name="Tableau11.A1" office:value-type="string">
                  <text:p text:style-name="P10">Non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12">Autres observations :</text:p>
          </table:table-cell>
          <table:table-cell table:style-name="Tableau3.B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</table:table>
      <text:p text:style-name="P10"/>
      <text:p text:style-name="P9">Envoyé le </text:p>
      <text:p text:style-name="P9"/>
      <text:p text:style-name="P9"/>
      <text:p text:style-name="P3"><office:annotation><dc:creator>Gauthier Bastien</dc:creator><dc:date>2011-01-13T14:56:41</dc:date><text:p text:style-name="P17"><text:span text:style-name="T22">do text</text:span></text:p><text:p text:style-name="P17"><text:span text:style-name="T22">from document(at=signatures, format='odt')</text:span></text:p></office:annotation><text:span text:style-name="T4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3:23:26.502021715</dc:date>
    <meta:editing-duration>P2DT4H40M54S</meta:editing-duration>
    <meta:editing-cycles>427</meta:editing-cycles>
    <meta:generator>LibreOffice/6.3.5.2$Linux_X86_64 LibreOffice_project/30$Build-2</meta:generator>
    <meta:document-statistic meta:table-count="14" meta:image-count="0" meta:object-count="0" meta:page-count="2" meta:paragraph-count="91" meta:word-count="224" meta:character-count="1598" meta:non-whitespace-character-count="1458"/>
  </office:meta>
</office:document-meta>
</file>